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oiture.h</text:p>
      <text:p text:style-name="Standard"/>
      <text:p text:style-name="Standard">class Voiture{</text:p>
      <text:p text:style-name="Standard"/>
      <text:p text:style-name="Standard">protected :</text:p>
      <text:p text:style-name="Standard"/>
      <text:p text:style-name="Standard">string marque ;</text:p>
      <text:p text:style-name="Standard">string plaque ;</text:p>
      <text:p text:style-name="Standard"/>
      <text:p text:style-name="Standard">public :</text:p>
      <text:p text:style-name="Standard"/>
      <text:p text:style-name="Standard">Voiture(string, string) ;</text:p>
      <text:p text:style-name="Standard">}</text:p>
      <text:p text:style-name="Standard"/>
      <text:p text:style-name="Standard">individu.h</text:p>
      <text:p text:style-name="Standard"/>
      <text:p text:style-name="Standard">class Voiture{</text:p>
      <text:p text:style-name="Standard"/>
      <text:p text:style-name="Standard">protected :</text:p>
      <text:p text:style-name="Standard"/>
      <text:p text:style-name="Standard">string nom ;</text:p>
      <text:p text:style-name="Standard">string prenom ;</text:p>
      <text:p text:style-name="Standard"/>
      <text:p text:style-name="Standard">public :</text:p>
      <text:p text:style-name="Standard"/>
      <text:p text:style-name="Standard">individu(string, string) ;</text:p>
      <text:p text:style-name="Standard">}</text:p>
      <text:p text:style-name="Standard"/>
      <text:p text:style-name="Standard">main.cpp</text:p>
      <text:p text:style-name="Standard"/>
      <text:p text:style-name="Standard">int main(void)</text:p>
      <text:p text:style-name="Standard">{</text:p>
      <text:p text:style-name="Standard">Voiture voit1(« RenaultClio », « 123AB64 ») ;</text:p>
      <text:p text:style-name="Standard">Voiture voit2(« Peugeot106 », « 678CD96 ») ;</text:p>
      <text:p text:style-name="Standard">Voiture voit3(«CitroenPicasso », « 456EF75 ») ;</text:p>
      <text:p text:style-name="Standard"/>
      <text:p text:style-name="Standard">Individu ind1 (« Dupond », « Pierre ») ;</text:p>
      <text:p text:style-name="Standard">Individu ind2 (« Martin », « Louis ») ;</text:p>
      <text:p text:style-name="Standard">Individu ind3 (« Durand », « Marcel ») ;</text:p>
      <text:p text:style-name="Standard">}</text:p>
      <text:p text:style-name="Standard"/>
      <text:p text:style-name="Standard">2,1,b) On ajoute dans la classe Individu l'attribut Voiture maVoiture.</text:p>
      <text:p text:style-name="Standard"/>
      <text:p text:style-name="Standard">2,1,c) ind3.maVoiture = voit3 ;</text:p>
      <text:p text:style-name="Standard"/>
      <text:p text:style-name="Standard">2,1,d) cout &lt;&lt; ind3.maVoiture.plaque ;</text:p>
      <text:p text:style-name="Standard"/>
      <text:p text:style-name="Standard">2,1,e) voit3.plaque = « 99999ON33 » ;</text:p>
      <text:p text:style-name="Standard"/>
      <text:p text:style-name="Standard">2,1,f) cout &lt;&lt; ind3.maVoiture.plaque ;</text:p>
      <text:p text:style-name="Standard">On constate que la plaque ne change pas lorsqu'on l'affiche depuis ind3</text:p>
      <text:p text:style-name="Standard"/>
      <text:p text:style-name="P1">2,2,a) Individu.h</text:p>
      <text:p text:style-name="Standard"/>
      <text:p text:style-name="Standard">Voiture* maVoiture ;</text:p>
      <text:p text:style-name="Standard"/>
      <text:p text:style-name="Standard">Voiture.h</text:p>
      <text:p text:style-name="Standard"/>
      <text:p text:style-name="Standard">Individu* monPilote ;</text:p>
      <text:p text:style-name="Standard"/>
      <text:p text:style-name="Standard">2,2,b) voit3.set_monPilote(&amp;ind3) ;</text:p>
      <text:p text:style-name="Standard">ind3.set_maVoiture(&amp;voit3) ;</text:p>
      <text:p text:style-name="Standard"/>
      <text:p text:style-name="Standard">2,2,c) ind3.get_maVoiture → afficher() ;</text:p>
      <text:p text:style-name="Standard"/>
      <text:p text:style-name="Standard">2,2,d) voit3.plaque = « 77777NO22 » ;</text:p>
      <text:p text:style-name="Standard"/>
      <text:p text:style-name="Standard">2,2,e) ind3.get_maVoiture → afficher() ;</text:p>
      <text:p text:style-name="Standard"/>
      <text:p text:style-name="Standard">4,1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rian Pellerin-Bidalot</meta:initial-creator>
    <meta:creation-date>2015-11-09T15:36:12.32</meta:creation-date>
    <dc:date>2015-11-09T16:51:31.90</dc:date>
    <dc:creator>Florian Pellerin-Bidalot</dc:creator>
    <meta:editing-duration>PT58M40S</meta:editing-duration>
    <meta:editing-cycles>23</meta:editing-cycles>
    <meta:generator>OpenOffice/4.1.2$Win32 OpenOffice.org_project/412m3$Build-9782</meta:generator>
    <meta:document-statistic meta:table-count="0" meta:image-count="0" meta:object-count="0" meta:page-count="2" meta:paragraph-count="42" meta:word-count="165" meta:character-count="1011"/>
  </office:meta>
</office:document-meta>
</file>